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Gentium Book Basic" svg:font-family="'Gentium Book Basic'"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ntium Book Basic" officeooo:rsid="00102608" officeooo:paragraph-rsid="00102608"/>
    </style:style>
    <style:style style:name="P2" style:family="paragraph" style:parent-style-name="Standard">
      <style:paragraph-properties fo:text-align="start" style:justify-single-word="false"/>
      <style:text-properties style:font-name="Gentium Book Basic" officeooo:rsid="00102608" officeooo:paragraph-rsid="00102608"/>
    </style:style>
    <style:style style:name="P3" style:family="paragraph" style:parent-style-name="Standard">
      <style:paragraph-properties fo:text-align="start" style:justify-single-word="false"/>
      <style:text-properties style:font-name="Gentium Book Basic" fo:font-weight="bold" officeooo:rsid="00102608" officeooo:paragraph-rsid="00102608" style:font-weight-asian="bold" style:font-weight-complex="bold"/>
    </style:style>
    <style:style style:name="P4" style:family="paragraph" style:parent-style-name="Standard">
      <style:paragraph-properties fo:text-align="start" style:justify-single-word="false"/>
      <style:text-properties style:font-name="Gentium Book Basic" fo:font-weight="bold" officeooo:rsid="0010971f" officeooo:paragraph-rsid="0010971f" style:font-weight-asian="bold" style:font-weight-complex="bold"/>
    </style:style>
    <style:style style:name="P5" style:family="paragraph" style:parent-style-name="Standard">
      <style:paragraph-properties fo:text-align="start" style:justify-single-word="false"/>
      <style:text-properties style:font-name="Gentium Book Basic" fo:font-weight="bold" officeooo:rsid="001295ae" officeooo:paragraph-rsid="001295ae" style:font-weight-asian="bold" style:font-weight-complex="bold"/>
    </style:style>
    <style:style style:name="P6" style:family="paragraph" style:parent-style-name="Standard">
      <style:paragraph-properties fo:text-align="start" style:justify-single-word="false"/>
      <style:text-properties style:font-name="Gentium Book Basic" fo:font-weight="bold" officeooo:rsid="0012a01a" officeooo:paragraph-rsid="0012a01a" style:font-weight-asian="bold" style:font-weight-complex="bold"/>
    </style:style>
    <style:style style:name="P7" style:family="paragraph" style:parent-style-name="Standard">
      <style:paragraph-properties fo:text-align="start" style:justify-single-word="false"/>
      <style:text-properties style:font-name="Gentium Book Basic" fo:font-weight="normal" officeooo:rsid="0010971f" officeooo:paragraph-rsid="0010971f" style:font-weight-asian="normal" style:font-weight-complex="normal"/>
    </style:style>
    <style:style style:name="P8" style:family="paragraph" style:parent-style-name="Standard" style:list-style-name="L1">
      <style:paragraph-properties fo:text-align="start" style:justify-single-word="false"/>
      <style:text-properties style:font-name="Gentium Book Basic" fo:font-weight="normal" officeooo:rsid="0010971f" officeooo:paragraph-rsid="0010971f" style:font-weight-asian="normal" style:font-weight-complex="normal"/>
    </style:style>
    <style:style style:name="P9" style:family="paragraph" style:parent-style-name="Standard" style:list-style-name="L1">
      <style:paragraph-properties fo:text-align="start" style:justify-single-word="false"/>
      <style:text-properties style:font-name="Gentium Book Basic" fo:font-weight="normal" officeooo:rsid="0012424b" officeooo:paragraph-rsid="0012424b"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fo:background-color="transparent" loext:char-shading-value="0" style:font-weight-asian="normal" style:font-weight-complex="normal"/>
    </style:style>
    <style:style style:name="T3" style:family="text">
      <style:text-properties fo:font-weight="normal" officeooo:rsid="0012a01a" fo:background-color="transparent" loext:char-shading-value="0"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0971f"/>
    </style:style>
    <style:style style:name="T6" style:family="text">
      <style:text-properties fo:background-color="#ffff00" loext:char-shading-value="0"/>
    </style:style>
    <style:style style:name="T7" style:family="text">
      <style:text-properties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Structures</text:p>
      <text:p text:style-name="P1"/>
      <text:p text:style-name="P3">Purpose:</text:p>
      <text:p text:style-name="P2"><text:tab/>We set out to comparatively test a number of common data structures. <text:s/>In particular, we wanted to see how our abstract big-O time complexities translated into real-world performance. <text:s/></text:p>
      <text:p text:style-name="P2"/>
      <text:p text:style-name="P2"><text:tab/>We are using Java for our implementations, for several reasons:</text:p>
      <text:p text:style-name="P2"><text:tab/><text:tab/>- Java's class-based syntax makes the creation and manipulation of data structures feel very natural and has helped greatly in the creation of our many structures and customized benchmarking code.</text:p>
      <text:p text:style-name="P2"><text:tab/><text:tab/>- Working in a statically typed, somewhat lower-level language gave us more control over the manipulation of data and limited the influence of the system's built-in methods on the capabilities of our structures.</text:p>
      <text:p text:style-name="P2"><text:tab/><text:tab/>- I like Java and wanted something to show off on Github.</text:p>
      <text:p text:style-name="P2"/>
      <text:p text:style-name="P3">Methods:</text:p>
      <text:p text:style-name="P2"><text:tab/>We created relatively naive implementations of a number of different data structures, varying widely in complexity and capabilities. <text:s/><text:span text:style-name="T5">Our goal was to avoid using built-in methods or libraries for all basic operations, creating our own implementations from something close to scratch. <text:s/>Once built, we tested each structure's performance on four basic operations – insert, access, search, and delete – as well as the memory usage of the structure in its fullest state.</text:span></text:p>
      <text:p text:style-name="P2"/>
      <text:p text:style-name="P2"><text:tab/>We created a small testing framework that, given a number of “passes” during its setup, creates a set of randomized, unique strings of a given length that will be stored in each data structure, as well as a list of all the unique integers in the range 0 to (passes-1) that are sometimes necessarily associated with those strings during storage, e.g. in the case of binary tree structures.</text:p>
      <text:p text:style-name="P2"/>
      <text:p text:style-name="P2"><text:tab/>Our testing framework also includes methods to determine the clock time and memory usage of a given operation. <text:s/>Our time calculation is a simple matter of getting the system's current time before and after an operation, using Java's <text:span text:style-name="T1">System.nanoTime()</text:span> method. <text:s/>Getting an accurate representation of memory usage is tougher mostly due to Java's internal handling of memory allocation and garbage collection. <text:s/>Our estimation of memory usage comes from measuring the difference in our runtime's total heap size before and after creating the structure, as reported by <text:span text:style-name="T1">Runtime.totalMemory() - Runtime.freeMemory(), </text:span><text:span text:style-name="T4">after running an aggressive forced garbage-collection subroutine (four hundred times!). <text:s/></text:span></text:p>
      <text:p text:style-name="P2"/>
      <text:p text:style-name="P2"><text:tab/>As we are interested in relative performance across data structures, rather than absolute performance of any given structure, we made little effort to create ideal use cases for each subject, preferring to keep our conditions as similar as possible for every different structure to create vaguely accurate comparisons. <text:s/><text:span text:style-name="T5">This is strongly reflected in the data.</text:span></text:p>
      <text:p text:style-name="P2"/>
      <text:p text:style-name="P4">Structures:</text:p>
      <text:p text:style-name="P7"><text:tab/>Including minor variations, we implemented <text:span text:style-name="T6">{{16?}}</text:span><text:span text:style-name="T7"> different data structures. <text:s/>In vaguely increasing order of complexity, they are:</text:span></text:p>
      <text:list xml:id="list2136357404379147149" text:style-name="L1">
        <text:list-item>
          <text:p text:style-name="P8"><text:span text:style-name="T7">Array</text:span></text:p>
        </text:list-item>
        <text:list-item>
          <text:p text:style-name="P8"><text:span text:style-name="T7">Singly Linked List</text:span></text:p>
        </text:list-item>
        <text:list-item>
          <text:p text:style-name="P8"><text:span text:style-name="T7">Doubly Linked List</text:span></text:p>
        </text:list-item>
        <text:list-item>
          <text:p text:style-name="P8"><text:span text:style-name="T7">Chaining Hashtable</text:span></text:p>
        </text:list-item>
        <text:list-item>
          <text:p text:style-name="P8"><text:soft-page-break/><text:span text:style-name="T7">Open Addressing Hashtable:</text:span></text:p>
          <text:list>
            <text:list-item>
              <text:p text:style-name="P8"><text:span text:style-name="T7">linear probing</text:span></text:p>
            </text:list-item>
            <text:list-item>
              <text:p text:style-name="P8"><text:span text:style-name="T7">quadratic probing</text:span></text:p>
            </text:list-item>
            <text:list-item>
              <text:p text:style-name="P8"><text:span text:style-name="T7">periodic increasing-amplitude probing (my own spin)</text:span></text:p>
            </text:list-item>
          </text:list>
        </text:list-item>
        <text:list-item>
          <text:p text:style-name="P9"><text:span text:style-name="T7">Binary Search Tree</text:span></text:p>
        </text:list-item>
        <text:list-item>
          <text:p text:style-name="P8"><text:span text:style-name="T7">Trie / Radix Tree</text:span></text:p>
        </text:list-item>
        <text:list-item>
          <text:p text:style-name="P8"><text:span text:style-name="T7">Min Heap</text:span></text:p>
        </text:list-item>
        <text:list-item>
          <text:p text:style-name="P8"><text:span text:style-name="T7">Max Heap</text:span></text:p>
        </text:list-item>
        <text:list-item>
          <text:p text:style-name="P8"><text:span text:style-name="T7">Fibonacci Heap</text:span></text:p>
        </text:list-item>
        <text:list-item>
          <text:p text:style-name="P8"><text:span text:style-name="T7">Adelson-Velskii-Landis Tree (AVL Tree)</text:span></text:p>
        </text:list-item>
        <text:list-item>
          <text:p text:style-name="P8"><text:span text:style-name="T7">Red-Black Tree</text:span></text:p>
        </text:list-item>
        <text:list-item>
          <text:p text:style-name="P8"><text:span text:style-name="T7">Proto van Emde Boas Tree</text:span></text:p>
        </text:list-item>
        <text:list-item>
          <text:p text:style-name="P8"><text:span text:style-name="T7">van Emde Boas Tree</text:span></text:p>
        </text:list-item>
      </text:list>
      <text:p text:style-name="P7"><text:span text:style-name="T7"/></text:p>
      <text:p text:style-name="P5"><text:span text:style-name="T7">Expectations:</text:span></text:p>
      <text:p text:style-name="P5"><text:span text:style-name="T7"><text:tab/></text:span><text:span text:style-name="T2">(show off a table of big-O notations for worst-case performance for each structure)</text:span></text:p>
      <text:p text:style-name="P7"><text:span text:style-name="T7"/></text:p>
      <text:p text:style-name="P5"><text:span text:style-name="T7">Testing Specifics:</text:span></text:p>
      <text:p text:style-name="P5"><text:span text:style-name="T7"><text:tab/></text:span><text:span text:style-name="T2">As a base case for our testing, we generated 10,000 strings of 3 characters each.</text:span></text:p>
      <text:p text:style-name="P5"><text:span text:style-name="T2"/></text:p>
      <text:p text:style-name="P5"><text:span text:style-name="T2"><text:tab/>We ran each test 5 times and are presenting our average results. <text:s/>Times are rounded to milliseconds at 3 decimal places.</text:span></text:p>
      <text:p text:style-name="P5"><text:span text:style-name="T2"/></text:p>
      <text:p text:style-name="P5"><text:span text:style-name="T2"><text:tab/>To measure relative performance as our amount of data scales upwards, we ran two additional test suites: <text:s/>first by doubling our number of data objects to 20,000 3-character strings, and then by doubling the size of each data element with 10,000 </text:span><text:span text:style-name="T3">9</text:span><text:span text:style-name="T2">-character strings.</text:span></text:p>
      <text:p text:style-name="P5"><text:span text:style-name="T2"/></text:p>
      <text:p text:style-name="P6"><text:span text:style-name="T7">Results:</text:span></text:p>
      <text:p text:style-name="P6"><text:span text:style-name="T7"><text:tab/></text:span><text:span text:style-name="T2">(table of expected big-O performance)</text:span></text:p>
      <text:p text:style-name="P6"><text:span text:style-name="T2"><text:tab/>(table of results of test A, in total time and time-per-op, as well as size in B)</text:span></text:p>
      <text:p text:style-name="P6"><text:span text:style-name="T2"><text:tab/><text:tab/>(colour coded table for good-at and bad-at each op type)</text:span></text:p>
      <text:p text:style-name="P6"><text:span text:style-name="T2"><text:tab/>(table of results for test B, twice as many elements)</text:span></text:p>
      <text:p text:style-name="P6"><text:span text:style-name="T2"><text:tab/><text:tab/>(table of % performance delta per-op from A to B)</text:span></text:p>
      <text:p text:style-name="P6"><text:span text:style-name="T2"><text:tab/>(table of results for test C, triple-size elements)</text:span></text:p>
      <text:p text:style-name="P6"><text:span text:style-name="T2"><text:tab/><text:tab/>(table of % performance delta per-op from A to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Gentium Book Basic" svg:font-family="'Gentium Book Basic'"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4:15:38.150000000</meta:creation-date>
    <dc:date>2018-07-26T14:57:13.700000000</dc:date>
    <meta:editing-duration>PT23M54S</meta:editing-duration>
    <meta:editing-cycles>5</meta:editing-cycles>
    <meta:generator>LibreOffice/5.0.4.2$Windows_x86 LibreOffice_project/2b9802c1994aa0b7dc6079e128979269cf95bc78</meta:generator>
    <meta:document-statistic meta:table-count="0" meta:image-count="0" meta:object-count="0" meta:page-count="2" meta:paragraph-count="45" meta:word-count="660" meta:character-count="4129" meta:non-whitespace-character-count="3488"/>
  </office:meta>
</office:document-meta>
</file>